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textarea-vertical-align="middle" draw:auto-grow-height="false" fo:min-height="0.749cm" fo:min-width="0.49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175cm" svg:y1="5.182cm" svg:x2="12.065cm" svg:y2="12.167cm">
          <text:p text:style-name="P3"/>
        </draw:line>
        <draw:custom-shape draw:style-name="gr2" draw:text-style-name="P1" draw:layer="layout" svg:width="3.175cm" svg:height="3.175cm" svg:x="1.905cm" svg:y="2.007cm">
          <text:p text:style-name="P2">WWW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81cm" svg:height="3.81cm" svg:x="12.065cm" svg:y="10.897cm">
          <text:p text:style-name="P2">UC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1" draw:text-style-name="P1" draw:layer="layout" svg:x1="3.175cm" svg:y1="5.183cm" svg:x2="12.065cm" svg:y2="12.168cm">
          <text:p text:style-name="P3"/>
        </draw:line>
        <draw:line draw:style-name="gr1" draw:text-style-name="P1" draw:layer="layout" svg:x1="5.08cm" svg:y1="3.912cm" svg:x2="13.97cm" svg:y2="10.897cm">
          <text:p text:style-name="P3"/>
        </draw:line>
        <draw:frame draw:style-name="gr4" draw:layer="layout" svg:width="5.646cm" svg:height="0.963cm" svg:x="5.715cm" svg:y="3.912cm">
          <draw:text-box>
            <text:p text:style-name="P3">2. Get release.xml</text:p>
          </draw:text-box>
        </draw:frame>
        <draw:frame draw:style-name="gr4" draw:layer="layout" svg:width="5.713cm" svg:height="0.963cm" svg:x="8.89cm" svg:y="6.333cm">
          <draw:text-box>
            <text:p text:style-name="P3">3. Decide Updates</text:p>
          </draw:text-box>
        </draw:frame>
        <draw:custom-shape draw:style-name="gr5" draw:text-style-name="P1" draw:layer="layout" svg:width="3.175cm" svg:height="3.81cm" svg:x="20.955cm" svg:y="2.642cm">
          <text:p text:style-name="P3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1" draw:text-style-name="P1" draw:layer="layout" svg:x1="15.24cm" svg:y1="11.532cm" svg:x2="20.955cm" svg:y2="5.182cm">
          <text:p text:style-name="P3"/>
        </draw:line>
        <draw:frame draw:style-name="gr4" draw:layer="layout" svg:width="5.701cm" svg:height="1.675cm" svg:x="14.619cm" svg:y="7.722cm">
          <draw:text-box>
            <text:p text:style-name="P3">4. Show Available </text:p>
            <text:p text:style-name="P3"><text:s text:c="7"/>Updates</text:p>
          </draw:text-box>
        </draw:frame>
        <draw:ellipse draw:style-name="gr6" draw:text-style-name="P1" draw:layer="layout" svg:width="3.81cm" svg:height="1.27cm" svg:x="22.225cm" svg:y="15.977cm">
          <text:p text:style-name="P3"/>
        </draw:ellipse>
        <draw:ellipse draw:style-name="gr6" draw:text-style-name="P1" draw:layer="layout" svg:width="3.81cm" svg:height="1.27cm" svg:x="22.225cm" svg:y="18.517cm">
          <text:p text:style-name="P3"/>
        </draw:ellipse>
        <draw:line draw:style-name="gr6" draw:text-style-name="P1" draw:layer="layout" svg:x1="22.225cm" svg:y1="16.612cm" svg:x2="22.225cm" svg:y2="19.152cm">
          <text:p text:style-name="P3"/>
        </draw:line>
        <draw:line draw:style-name="gr6" draw:text-style-name="P1" draw:layer="layout" svg:x1="26.035cm" svg:y1="16.612cm" svg:x2="26.035cm" svg:y2="19.152cm">
          <text:p text:style-name="P3"/>
        </draw:line>
        <draw:line draw:style-name="gr1" draw:text-style-name="P1" draw:layer="layout" svg:x1="23.495cm" svg:y1="5.817cm" svg:x2="15.875cm" svg:y2="12.802cm">
          <text:p text:style-name="P3"/>
        </draw:line>
        <draw:frame draw:style-name="gr4" draw:layer="layout" svg:width="6.585cm" svg:height="1.675cm" svg:x="20.32cm" svg:y="8.357cm">
          <draw:text-box>
            <text:p text:style-name="P3">5. Get User's Update </text:p>
            <text:p text:style-name="P3"><text:s text:c="4"/>Preferences</text:p>
          </draw:text-box>
        </draw:frame>
        <draw:ellipse draw:style-name="gr6" draw:text-style-name="P1" draw:layer="layout" svg:width="3.81cm" svg:height="1.27cm" svg:x="2.54cm" svg:y="15.977cm">
          <text:p text:style-name="P3"/>
        </draw:ellipse>
        <draw:ellipse draw:style-name="gr6" draw:text-style-name="P1" draw:layer="layout" svg:width="3.81cm" svg:height="1.27cm" svg:x="2.54cm" svg:y="18.517cm">
          <text:p text:style-name="P3"/>
        </draw:ellipse>
        <draw:line draw:style-name="gr6" draw:text-style-name="P1" draw:layer="layout" svg:x1="2.54cm" svg:y1="16.612cm" svg:x2="2.54cm" svg:y2="19.152cm">
          <text:p text:style-name="P3"/>
        </draw:line>
        <draw:line draw:style-name="gr6" draw:text-style-name="P1" draw:layer="layout" svg:x1="6.35cm" svg:y1="16.612cm" svg:x2="6.35cm" svg:y2="19.152cm">
          <text:p text:style-name="P3"/>
        </draw:line>
        <draw:line draw:style-name="gr1" draw:text-style-name="P1" draw:layer="layout" svg:x1="22.225cm" svg:y1="17.247cm" svg:x2="15.875cm" svg:y2="13.437cm">
          <text:p text:style-name="P3"/>
        </draw:line>
        <draw:frame draw:style-name="gr4" draw:layer="layout" svg:width="4.1cm" svg:height="1.675cm" svg:x="18.415cm" svg:y="14.072cm">
          <draw:text-box>
            <text:p text:style-name="P3">1. Get Local </text:p>
            <text:p text:style-name="P3"><text:s text:c="4"/>Versions</text:p>
          </draw:text-box>
        </draw:frame>
        <draw:line draw:style-name="gr1" draw:text-style-name="P1" draw:layer="layout" svg:x1="12.065cm" svg:y1="13.437cm" svg:x2="6.35cm" svg:y2="17.247cm">
          <text:p text:style-name="P3"/>
        </draw:line>
        <draw:frame draw:style-name="gr4" draw:layer="layout" svg:width="5.366cm" svg:height="1.675cm" svg:x="2.54cm" svg:y="8.357cm">
          <draw:text-box>
            <text:p text:style-name="P3">6. Fetch Updated</text:p>
            <text:p text:style-name="P3"><text:s text:c="9"/>Jars</text:p>
          </draw:text-box>
        </draw:frame>
        <draw:frame draw:style-name="gr4" draw:layer="layout" svg:width="6.107cm" svg:height="1.675cm" svg:x="4.445cm" svg:y="14.072cm">
          <draw:text-box>
            <text:p text:style-name="P3">7. Write Update jars</text:p>
            <text:p text:style-name="P3"><text:s text:c="9"/>to temp</text:p>
          </draw:text-box>
        </draw:frame>
        <draw:line draw:style-name="gr1" draw:text-style-name="P1" draw:layer="layout" svg:x1="6.35cm" svg:y1="17.882cm" svg:x2="22.225cm" svg:y2="17.882cm">
          <text:p text:style-name="P3"/>
        </draw:line>
        <draw:frame draw:style-name="gr4" draw:layer="layout" svg:width="7.978cm" svg:height="0.963cm" svg:x="10.16cm" svg:y="18.189cm">
          <draw:text-box>
            <text:p text:style-name="P3">8. Install Updates / Restar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lbany" style:font-family-generic="roman" style:font-pitch="variable" fo:font-size="18pt" fo:font-style="normal" fo:text-shadow="none" style:text-underline-style="none" fo:font-weight="normal" style:font-family-asian="'Andale Sans UI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.102cm" fo:margin-bottom="1.198cm" fo:margin-left="0.635cm" fo:margin-right="0.665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meta:creation-date>2006-04-18T18:35:04</meta:creation-date>
    <dc:date>2006-04-18T20:27:10</dc:date>
    <dc:language>en-US</dc:language>
    <meta:editing-cycles>2</meta:editing-cycles>
    <meta:editing-duration>PT4M42S</meta:editing-duration>
    <meta:user-defined meta:name="Info 1"/>
    <meta:user-defined meta:name="Info 2"/>
    <meta:user-defined meta:name="Info 3"/>
    <meta:user-defined meta:name="Info 4"/>
    <meta:document-statistic meta:object-count="27"/>
  </office:meta>
</office:document-meta>
</file>